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626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2.3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puAdd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2,SW5,SW3,SW1,SW4</text:p>
          </table:table-cell>
          <table:table-cell office:value-type="string" calcext:value-type="string">
            <text:p>SW_B3U-1000P_OM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7,R3,R4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0,C41,C31</text:p>
          </table:table-cell>
          <table:table-cell office:value-type="string" calcext:value-type="string">
            <text:p>C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3,C24,C25,C53,C30,C36,C29,C32,C26,C54,C21</text:p>
          </table:table-cell>
          <table:table-cell office:value-type="string" calcext:value-type="string">
            <text:p>C_0402_1005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8,C15,C19,C46,C33,C42,C45,C44,C55,C12,C43,C9,C13,C22,C39,C48,C51,C52,C14,C20,C35,C17,C38,C50,C37,C10,C34,C6,C7,C49,C47,C11,C16,C18</text:p>
          </table:table-cell>
          <table:table-cell office:value-type="string" calcext:value-type="string">
            <text:p>C_0402_1005Metri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6,R40,R41,R38,R37,R42,R39,R35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2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21-0140L_T3255-4_MX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9867ETJ+</text:p>
          </table:table-cell>
          <table:table-cell office:value-type="string" calcext:value-type="string">
            <text:p>MAX9867ETJ+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IC127P599X175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1044BD</text:p>
          </table:table-cell>
          <table:table-cell office:value-type="string" calcext:value-type="string">
            <text:p>296-ISO1044BD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SOP-II-54_22.2x10.16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4C16M16SA-6TAN</text:p>
          </table:table-cell>
          <table:table-cell office:value-type="string" calcext:value-type="string">
            <text:p>1450-1251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7,R25,R18,R28,R32,R31,R30,R33,R10,R11,R16,R15,R12,R21,R24,R26,R13,R9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,D1</text:p>
          </table:table-cell>
          <table:table-cell office:value-type="string" calcext:value-type="string">
            <text:p>LED_APHBM2012SURKCGK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HBM2012SURKCGKC</text:p>
          </table:table-cell>
          <table:table-cell office:value-type="string" calcext:value-type="string">
            <text:p>754-1093-1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27,C2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n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PQFN50P300X250X97-1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M-42605</text:p>
          </table:table-cell>
          <table:table-cell table:style-name="ce1" office:value-type="string" calcext:value-type="string">
            <text:p>1428-1152-1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SON65P200X240X70-6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S34003FNM</text:p>
          </table:table-cell>
          <table:table-cell office:value-type="string" calcext:value-type="string">
            <text:p>TCS34003FNMCT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RVA16_2P14X2P14_T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3A227ERVAR</text:p>
          </table:table-cell>
          <table:table-cell office:value-type="string" calcext:value-type="string">
            <text:p>296-38654-1-ND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T6</text:p>
          </table:table-cell>
          <table:table-cell table:style-name="ce1" office:value-type="string" calcext:value-type="string">
            <text:p>497-17721-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5,C1,C4,C3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1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2057-PH1RB-05-UA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TRIM_3352T-1-103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52T-1-103LF</text:p>
          </table:table-cell>
          <table:table-cell office:value-type="string" calcext:value-type="string">
            <text:p>3352T-103LF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19,R2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8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450-0101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C0402CS2N2GV001T</text:p>
          </table:table-cell>
          <table:table-cell office:value-type="string" calcext:value-type="string">
            <text:p>712-LRC0402CS2N2GV001TCT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080-BM-TR</text:p>
          </table:table-cell>
          <table:table-cell office:value-type="string" calcext:value-type="string">
            <text:p>50-ECS-2520MV-080-BM-TR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_2311765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_2311765-1</text:p>
          </table:table-cell>
          <table:table-cell office:value-type="string" calcext:value-type="string">
            <text:p>2311765-2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HPN2R2MJ0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20,R2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UI_SJ-3551B-MSMT-TR-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-3551B-MSMT-TR-67</text:p>
          </table:table-cell>
          <table:table-cell office:value-type="string" calcext:value-type="string">
            <text:p>102-6037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_B0505S-1W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0505S-1WR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tone_2998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HDSP-7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SM-431W</text:p>
          </table:table-cell>
          <table:table-cell office:value-type="string" calcext:value-type="string">
            <text:p>516-3013-1-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PinSocket_2x13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3_Odd_Even</text:p>
          </table:table-cell>
          <table:table-cell office:value-type="string" calcext:value-type="string">
            <text:p>S5566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FQFPN-48_7X7X0P5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BU6</text:p>
          </table:table-cell>
          <table:table-cell office:value-type="string" calcext:value-type="string">
            <text:p>497-17381-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QFN50P200X200X80-1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S22HBTR</text:p>
          </table:table-cell>
          <table:table-cell office:value-type="string" calcext:value-type="string">
            <text:p>497-16265-1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HT4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40-AD1B-R2</text:p>
          </table:table-cell>
          <table:table-cell table:style-name="ce3" office:value-type="string" calcext:value-type="string">
            <text:p>1649-SHT40-AD1B-R2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26_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81-3WG-7</text:p>
          </table:table-cell>
          <table:table-cell office:value-type="string" calcext:value-type="string">
            <text:p>AP2281-3WG-7DICT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CT-ND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MX25R3235FM2IL0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240-BL-TRCT-N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AMTEC_QT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TE-020-01-F-D-A</text:p>
          </table:table-cell>
          <table:table-cell office:value-type="string" calcext:value-type="string">
            <text:p>SAM8846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7:09:06.895473935</dc:date>
    <meta:editing-duration>PT30M9S</meta:editing-duration>
    <meta:editing-cycles>8</meta:editing-cycles>
    <meta:generator>LibreOffice/7.3.7.2$Linux_X86_64 LibreOffice_project/30$Build-2</meta:generator>
    <meta:document-statistic meta:table-count="1" meta:cell-count="301" meta:object-count="0"/>
  </office:meta>
</office:document-meta>
</file>